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Tahoma3" svg:font-family="Tahoma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gr1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fo:min-height="0cm" fo:min-width="0cm" fo:padding-top="0.128cm" fo:padding-bottom="0.128cm" fo:padding-left="0.256cm" fo:padding-right="0.256cm" fo:wrap-option="wrap"/>
    </style:style>
    <style:style style:name="gr2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5" style:family="graphic" style:parent-style-name="standard">
      <style:graphic-properties draw:stroke="solid" svg:stroke-width="0.051cm" svg:stroke-color="#000000" draw:fill="solid" draw:fill-color="#cccccc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6" style:family="graphic" style:parent-style-name="standard">
      <style:graphic-properties draw:stroke="solid" svg:stroke-width="0.051cm" svg:stroke-color="#000000" draw:fill="solid" draw:fill-color="#9999ff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7" style:family="graphic" style:parent-style-name="standard">
      <style:graphic-properties draw:stroke="solid" svg:stroke-width="0.051cm" svg:stroke-color="#000000" draw:fill="solid" draw:fill-color="#99ccff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aed1ee" draw:textarea-vertical-align="top" draw:auto-grow-height="true" draw:fit-to-size="false" fo:min-height="0cm" fo:min-width="0cm" fo:padding-top="0.13cm" fo:padding-bottom="0.13cm" fo:padding-left="0.25cm" fo:padding-right="0.25cm" fo:wrap-option="no-wrap" draw:shadow="visible" draw:shadow-offset-x="0.212cm" draw:shadow-offset-y="0.212cm" draw:shadow-color="#919191" draw:shadow-opacity="100%"/>
    </style:style>
    <style:style style:name="gr10" style:family="graphic" style:parent-style-name="standard">
      <style:graphic-properties draw:stroke="solid" svg:stroke-width="0.102cm" svg:stroke-color="#000000" draw:marker-start="msArrowOpenEnd_20_5" draw:marker-start-width="0.459cm" draw:marker-start-center="false" draw:fill="solid" draw:fill-color="#47b8b8" draw:textarea-horizontal-align="center" draw:textarea-vertical-align="top" draw:auto-grow-height="false" draw:fit-to-size="false" fo:min-height="0cm" fo:min-width="0cm" fo:padding-top="0.025cm" fo:padding-bottom="0.025cm" fo:padding-left="0.025cm" fo:padding-right="0.0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252cm" fo:padding-bottom="0.252cm" fo:padding-left="0.377cm" fo:padding-right="0.377cm" fo:wrap-option="wrap"/>
    </style:style>
    <style:style style:name="gr12" style:family="graphic" style:parent-style-name="standard">
      <style:graphic-properties draw:stroke="none" svg:stroke-width="0cm" draw:fill="none" draw:textarea-horizontal-align="center" draw:textarea-vertical-align="middle" draw:auto-grow-height="true" draw:fit-to-size="false" fo:min-height="0cm" fo:min-width="0cm" fo:padding-top="0.123cm" fo:padding-bottom="0.123cm" fo:padding-left="0.251cm" fo:padding-right="0.251cm" fo:wrap-option="no-wrap"/>
    </style:style>
    <style:style style:name="pr1" style:family="presentation" style:parent-style-name="ריק-title">
      <style:graphic-properties draw:stroke="none" svg:stroke-width="0cm" draw:fill="none" draw:textarea-horizontal-align="center" draw:textarea-vertical-align="middle" draw:auto-grow-height="true" draw:fit-to-size="false" fo:min-height="7.449cm" fo:padding-top="0.123cm" fo:padding-bottom="0.123cm" fo:padding-left="0.251cm" fo:padding-right="0.251cm" fo:wrap-option="no-wrap"/>
    </style:style>
    <style:style style:name="pr2" style:family="presentation" style:parent-style-name="ריק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3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cm" fo:padding-bottom="0cm" fo:padding-left="0cm" fo:padding-right="0cm" fo:wrap-option="wrap"/>
    </style:style>
    <style:style style:name="pr4" style:family="presentation" style:parent-style-name="Default-outline1">
      <style:graphic-properties draw:stroke="none" svg:stroke-width="0cm" draw:fill="none" draw:textarea-vertical-align="top" draw:auto-grow-height="true" draw:fit-to-size="false" fo:min-height="12.381cm" fo:padding-top="0cm" fo:padding-bottom="0cm" fo:padding-left="0cm" fo:padding-right="0cm" fo:wrap-option="wrap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6" style:family="presentation" style:parent-style-name="כותרת_20_ותוכן_5f_-title">
      <style:graphic-properties fo:min-height="1.776cm"/>
    </style:style>
    <style:style style:name="pr7" style:family="presentation" style:parent-style-name="כותרת_20_ותוכן_5f_-notes">
      <style:graphic-properties draw:fill-color="#ffffff" fo:min-height="13.364cm"/>
    </style:style>
    <style:style style:name="pr8" style:family="presentation" style:parent-style-name="Default-outline1">
      <style:graphic-properties draw:stroke="none" svg:stroke-width="0cm" draw:fill="none" draw:textarea-vertical-align="top" draw:auto-grow-height="true" draw:fit-to-size="false" fo:min-height="20.437cm" fo:padding-top="0cm" fo:padding-bottom="0cm" fo:padding-left="0cm" fo:padding-right="0cm" fo:wrap-option="wrap"/>
    </style:style>
    <style:style style:name="pr9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cm" fo:padding-bottom="0cm" fo:padding-left="0cm" fo:padding-right="0cm" fo:wrap-option="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fo:min-height="15.859cm" fo:padding-top="0cm" fo:padding-bottom="0cm" fo:padding-left="0cm" fo:padding-right="0cm" fo:wrap-option="wrap"/>
    </style:style>
    <style:style style:name="pr11" style:family="presentation" style:parent-style-name="Default-title">
      <style:graphic-properties draw:stroke="none" svg:stroke-width="0cm" draw:fill="none" draw:textarea-vertical-align="middle" draw:auto-grow-height="true" draw:fit-to-size="false" fo:min-height="4.573cm" fo:padding-top="0cm" fo:padding-bottom="0cm" fo:padding-left="0cm" fo:padding-right="0cm" fo:wrap-option="wrap"/>
    </style:style>
    <style:style style:name="pr12" style:family="presentation" style:parent-style-name="Default-outline1">
      <style:graphic-properties draw:stroke="none" svg:stroke-width="0cm" draw:fill="none" draw:textarea-vertical-align="top" draw:auto-grow-height="true" draw:fit-to-size="false" fo:min-height="15.006cm" fo:padding-top="0cm" fo:padding-bottom="0cm" fo:padding-left="0cm" fo:padding-right="0cm" fo:wrap-option="wrap"/>
    </style:style>
    <style:style style:name="pr13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14" style:family="presentation" style:parent-style-name="Default-outline1">
      <style:graphic-properties draw:stroke="none" svg:stroke-width="0cm" draw:fill="none" draw:textarea-vertical-align="top" draw:auto-grow-height="true" draw:fit-to-size="false" fo:min-height="15.579cm" fo:padding-top="0cm" fo:padding-bottom="0cm" fo:padding-left="0cm" fo:padding-right="0cm" fo:wrap-option="wrap"/>
    </style:style>
    <style:style style:name="pr15" style:family="presentation" style:parent-style-name="Default-outline1">
      <style:graphic-properties draw:stroke="none" svg:stroke-width="0cm" draw:fill="none" draw:textarea-vertical-align="top" draw:auto-grow-height="true" draw:fit-to-size="false" fo:min-height="16.916cm" fo:padding-top="0cm" fo:padding-bottom="0cm" fo:padding-left="0cm" fo:padding-right="0cm" fo:wrap-option="wrap"/>
    </style:style>
    <style:style style:name="pr16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cm" fo:padding-bottom="0cm" fo:padding-left="0cm" fo:padding-right="0cm" fo:wrap-option="wrap"/>
    </style:style>
    <style:style style:name="pr17" style:family="presentation" style:parent-style-name="Default-outline1">
      <style:graphic-properties draw:stroke="none" svg:stroke-width="0cm" draw:fill="none" draw:textarea-vertical-align="top" draw:auto-grow-height="true" draw:fit-to-size="false" fo:min-height="13.18cm" fo:padding-top="0.123cm" fo:padding-bottom="0.123cm" fo:padding-left="0.251cm" fo:padding-right="0.251cm" fo:wrap-option="no-wrap"/>
    </style:style>
    <style:style style:name="pr18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.123cm" fo:padding-bottom="0.123cm" fo:padding-left="0.251cm" fo:padding-right="0.251cm" fo:wrap-option="wrap"/>
    </style:style>
    <style:style style:name="pr19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.123cm" fo:padding-bottom="0.123cm" fo:padding-left="0.251cm" fo:padding-right="0.251cm" fo:wrap-option="no-wrap"/>
    </style:style>
    <style:style style:name="pr20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.123cm" fo:padding-bottom="0.123cm" fo:padding-left="0.251cm" fo:padding-right="0.251cm" fo:wrap-option="no-wrap"/>
    </style:style>
    <style:style style:name="pr21" style:family="presentation" style:parent-style-name="Default-outline1">
      <style:graphic-properties draw:stroke="none" svg:stroke-width="0cm" draw:fill="none" draw:textarea-vertical-align="top" draw:auto-grow-height="true" draw:fit-to-size="false" fo:min-height="15.457cm" fo:padding-top="0.123cm" fo:padding-bottom="0.123cm" fo:padding-left="0.251cm" fo:padding-right="0.251cm" fo:wrap-option="no-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0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left="2.645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text-align="start" style:writing-mode="lr-tb"/>
    </style:style>
    <style:style style:name="P14" style:family="paragraph">
      <style:paragraph-properties fo:text-align="start" style:writing-mode="lr-tb"/>
      <style:text-properties fo:font-size="44pt"/>
    </style:style>
    <style:style style:name="P15" style:family="paragraph">
      <loext:graphic-properties draw:fill="none" draw:fill-color="#ffffff"/>
      <style:text-properties fo:font-size="36pt"/>
    </style:style>
    <style:style style:name="P16" style:family="paragraph">
      <loext:graphic-properties draw:fill-color="#ffffff"/>
    </style:style>
    <style:style style:name="P17" style:family="paragraph">
      <loext:graphic-properties draw:fill="solid" draw:fill-color="#cccccc"/>
      <style:paragraph-properties fo:text-align="start" style:font-independent-line-spacing="true"/>
      <style:text-properties fo:font-size="18pt"/>
    </style:style>
    <style:style style:name="P18" style:family="paragraph">
      <loext:graphic-properties draw:fill="solid" draw:fill-color="#9999ff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2.116cm" fo:margin-right="0cm" fo:margin-top="0.245cm" fo:margin-bottom="0cm" fo:text-align="start" fo:text-indent="-0.793cm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solid" draw:fill-color="#aed1ee"/>
      <style:paragraph-properties fo:text-align="start" style:font-independent-line-spacing="true"/>
      <style:text-properties fo:font-size="18pt"/>
    </style:style>
    <style:style style:name="P25" style:family="paragraph">
      <loext:graphic-properties draw:fill="solid" draw:fill-color="#47b8b8"/>
      <style:paragraph-properties fo:text-align="start" style:font-independent-line-spacing="true"/>
      <style:text-properties fo:font-size="18pt"/>
    </style:style>
    <style:style style:name="P26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3.175cm" fo:margin-right="0cm" fo:margin-top="0.245cm" fo:margin-bottom="0cm" fo:text-align="start" fo:text-indent="-0.529cm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30" style:family="paragraph">
      <style:paragraph-properties fo:margin-left="1.322cm" fo:margin-right="0cm" fo:margin-top="0.212cm" fo:margin-bottom="0cm" fo:text-align="start" fo:text-indent="0cm">
        <style:tab-stops>
          <style:tab-stop style:position="0cm"/>
        </style:tab-stops>
      </style:paragraph-properties>
    </style:style>
    <style:style style:name="P31" style:family="paragraph">
      <style:paragraph-properties fo:margin-left="2.116cm" fo:margin-right="0cm" fo:margin-top="0.212cm" fo:margin-bottom="0cm" fo:text-align="start" fo:text-indent="-0.793cm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.245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33" style:family="paragraph">
      <style:paragraph-properties fo:margin-left="1.322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34" style:family="paragraph">
      <style:paragraph-properties fo:margin-left="0.793cm" fo:margin-right="0cm" fo:margin-top="0.245cm" fo:margin-bottom="0cm" fo:line-height="9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2" style:family="text">
      <style:text-properties fo:font-variant="normal" fo:text-transform="none" fo:color="#000099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name-complex="Tahoma" style:font-size-complex="44pt" style:font-style-complex="normal" style:font-weight-complex="bold"/>
    </style:style>
    <style:style style:name="T3" style:family="text">
      <style:text-properties fo:font-size="26pt"/>
    </style:style>
    <style:style style:name="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6" style:family="text">
      <style:text-properties fo:font-size="44pt"/>
    </style:style>
    <style:style style:name="T7" style:family="text">
      <style:text-properties fo:font-size="28pt" fo:font-style="italic" style:font-size-asian="28pt" style:font-style-asian="italic" style:font-size-complex="28pt" style:font-style-complex="italic"/>
    </style:style>
    <style:style style:name="T8" style:family="text">
      <style:text-properties fo:font-size="36pt"/>
    </style:style>
    <style:style style:name="T9" style:family="text">
      <style:text-properties fo:font-size="36pt" fo:font-weight="bold" style:font-weight-asian="bold" style:font-weight-complex="bold"/>
    </style:style>
    <style:style style:name="T10" style:family="text">
      <style:text-properties fo:color="#00cc00" fo:font-size="36pt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use-window-font-color="true" fo:font-size="36pt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use-window-font-color="true" fo:font-size="36pt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variant="normal" fo:text-transform="none" fo:color="#ffff00" style:text-line-through-style="none" style:text-line-through-type="none" style:text-position="0% 100%" style:font-name="Arial1" fo:font-size="25pt" fo:letter-spacing="normal" fo:font-style="normal" style:text-underline-style="none" fo:font-weight="bold" style:font-name-asian="MS Gothic2" style:font-size-asian="25pt" style:font-style-asian="normal" style:font-weight-asian="bold" style:font-name-complex="Tahoma" style:font-size-complex="25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7pt" fo:letter-spacing="normal" fo:font-style="normal" style:text-underline-style="none" fo:font-weight="normal" style:font-name-asian="MS Gothic2" style:font-size-asian="27pt" style:font-style-asian="normal" style:font-weight-asian="normal" style:font-name-complex="Tahoma" style:font-size-complex="27pt" style:font-style-complex="normal" style:font-weight-complex="normal"/>
    </style:style>
    <style:style style:name="T15" style:family="text">
      <style:text-properties fo:font-variant="normal" fo:text-transform="none" fo:color="#008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MS Gothic2" style:font-size-asian="8pt" style:font-style-asian="normal" style:font-weight-asian="normal" style:font-name-complex="Tahoma" style:font-size-complex="8pt" style:font-style-complex="normal" style:font-weight-complex="normal"/>
    </style:style>
    <style:style style:name="T18" style:family="text">
      <style:text-properties fo:font-variant="normal" fo:text-transform="none" fo:color="#ffff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19" style:family="text">
      <style:text-properties fo:font-variant="normal" fo:text-transform="none" fo:color="#ffff00" style:text-line-through-style="none" style:text-line-through-type="none" style:text-position="0% 100%" style:font-name="Arial1" fo:font-size="8pt" fo:letter-spacing="normal" fo:font-style="normal" style:text-underline-style="none" fo:font-weight="bold" style:font-name-asian="MS Gothic2" style:font-size-asian="8pt" style:font-style-asian="normal" style:font-weight-asian="bold" style:font-name-complex="Tahoma" style:font-size-complex="8pt" style:font-style-complex="normal" style:font-weight-complex="bold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1" style:family="text">
      <style:text-properties fo:font-variant="normal" fo:text-transform="none" fo:color="#00206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2" style:family="text">
      <style:text-properties fo:font-variant="normal" fo:text-transform="none" fo:color="#000099" style:text-line-through-style="none" style:text-line-through-type="none" style:text-position="0% 100%" style:font-name="Arial1" fo:font-size="28pt" fo:letter-spacing="normal" fo:font-style="italic" style:text-underline-style="none" fo:font-weight="bold" style:font-size-asian="28pt" style:font-style-asian="italic" style:font-weight-asian="bold" style:font-name-complex="Tahoma" style:font-size-complex="28pt" style:font-style-complex="italic" style:font-weight-complex="bold"/>
    </style:style>
    <style:style style:name="T23" style:family="text">
      <style:text-properties fo:font-variant="normal" fo:text-transform="none" fo:color="#00206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8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27" style:family="text">
      <style:text-properties fo:font-variant="normal" fo:text-transform="none" fo:color="#80008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28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29" style:family="text">
      <style:text-properties fo:font-variant="normal" fo:text-transform="none" fo:color="#ff0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30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1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2" style:family="text">
      <style:text-properties fo:font-variant="normal" fo:text-transform="none" fo:color="#00b05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4" style:family="text">
      <style:text-properties fo:font-variant="normal" fo:text-transform="none" fo:color="#7030a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Tahoma" style:font-size-complex="32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MS Gothic2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MS Gothic2" style:font-size-asian="28pt" style:font-style-asian="italic" style:font-weight-asian="normal" style:font-name-complex="Tahoma" style:font-size-complex="28pt" style:font-style-complex="italic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italic" style:text-underline-style="none" fo:font-weight="bold" style:font-name-asian="MS Gothic2" style:font-size-asian="24pt" style:font-style-asian="italic" style:font-weight-asian="bold" style:font-name-complex="Courier New1" style:font-size-complex="24pt" style:font-style-complex="italic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Gothic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42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43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44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46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Courier New1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number text:level="3" style:num-suffix="." style:num-format="1">
        <style:list-level-properties text:space-before="2.646cm" text:min-label-width="1.428cm"/>
        <style:text-properties fo:color="#474747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number text:level="2" style:num-suffix="." style:num-format="1">
        <style:list-level-properties text:space-before="1.323cm" text:min-label-width="1.428cm"/>
        <style:text-properties fo:color="#474747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perator overloading&#10;&#10;Conversions&#10;&#10;friend&#10;&#10;inline" draw:style-name="dp1" draw:master-page-name="ריק" presentation:presentation-page-layout-name="AL1T0" xml:id="id1" draw:id="id1">
        <office:forms form:automatic-focus="false" form:apply-design-mode="false"/>
        <draw:custom-shape draw:name="מציין מיקום של כותרת תחתונה 1" draw:style-name="gr1" draw:text-style-name="P2" draw:layer="layout" svg:width="7.337cm" svg:height="1.27cm" svg:x="0cm" svg:y="17.78cm">
          <text:p text:style-name="P1"><text:span text:style-name="T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" draw:text-style-name="P4" draw:layer="layout" svg:width="16.451cm" svg:height="7.695cm" svg:x="4.222cm" svg:y="4.583cm" presentation:class="title" presentation:user-transformed="true">
          <draw:text-box>
            <text:p text:style-name="P3"><text:span text:style-name="T2">Copying</text:span><text:span text:style-name="T2"><text:line-break/></text:span><text:span text:style-name="T2">Conversions</text:span><text:span text:style-name="T2"><text:line-break/></text:span><text:span text:style-name="T2">Friends</text:span></text:p>
          </draw:text-box>
        </draw:frame>
        <draw:frame draw:name="כותרת משנה 3" draw:style-name="gr2" draw:text-style-name="P6" draw:layer="layout" svg:width="17.779cm" svg:height="4.444cm" svg:x="5.08cm" svg:y="13.336cm">
          <draw:text-box>
            <text:p text:style-name="P5"><text:span text:style-name="T3"/></text:p>
            <text:list text:style-name="L1">
              <text:list-item>
                <text:p text:style-name="P5"><text:span text:style-name="T3">Version 1: Dr. Ofir Pele</text:span></text:p>
              </text:list-item>
              <text:list-item>
                <text:p text:style-name="P5"><text:span text:style-name="T3">Version 2: Dr. Erel Segal-Halevi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" presentation:class="page"/>
          <draw:frame draw:name="מציין מיקום של הערות 2" presentation:style-name="pr2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What is it good for - 2" draw:style-name="dp1" draw:master-page-name="Default" xml:id="id2" draw:id="id2">
        <office:forms form:automatic-focus="false" form:apply-design-mode="false"/>
        <draw:frame draw:name="כותרת 1" presentation:style-name="pr3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Rule of Three</text:span></text:p>
          </draw:text-box>
        </draw:frame>
        <draw:frame draw:name="מציין מיקום טקסט 2" presentation:style-name="pr4" draw:text-style-name="P12" draw:layer="layout" svg:width="24.01cm" svg:height="12.381cm" svg:x="0.832cm" svg:y="3.642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A rule of thumb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When you need to make a deep copy of an object, you need to define all of these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5">Copy constructor</text:span></text:p>
                      </text:list-item>
                      <text:list-item>
                        <text:p text:style-name="P10"><text:span text:style-name="T5">Destructor</text:span></text:p>
                      </text:list-item>
                      <text:list-item>
                        <text:p text:style-name="P10"><text:span text:style-name="T5">Operator =</text:span></text:p>
                      </text:list-item>
                    </text:list>
                  </text:list-item>
                  <text:list-item>
                    <text:p text:style-name="P9"><text:span text:style-name="T5">Or in other words:</text:span></text:p>
                  </text:list-item>
                </text:list>
              </text:list-item>
            </text:list>
            <text:p text:style-name="P11"><text:span text:style-name="T5">when you need one, you need all.</text:span></text:p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2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כותרת_20_ותוכן_5f_" presentation:presentation-page-layout-name="AL2T11" xml:id="id3" draw:id="id3">
        <office:forms form:automatic-focus="false" form:apply-design-mode="false"/>
        <draw:frame presentation:style-name="pr6" draw:text-style-name="P14" draw:layer="layout" svg:width="23.706cm" svg:height="1.776cm" svg:x="0.847cm" svg:y="0.763cm" presentation:class="title" presentation:user-transformed="true">
          <draw:text-box>
            <text:p text:style-name="P13"><text:span text:style-name="T6">Copy Constructor</text:span><text:span text:style-name="T7"> (folder 2)</text:span></text:p>
          </draw:text-box>
        </draw:frame>
        <draw:frame draw:style-name="gr4" draw:text-style-name="P15" draw:layer="layout" svg:width="23.368cm" svg:height="10.205cm" svg:x="1.016cm" svg:y="3.556cm">
          <draw:text-box>
            <text:list text:style-name="L1">
              <text:list-item>
                <text:p xml:id="id4" text:id="id4"><text:span text:style-name="T8">Called whenever an object of type T is copied.</text:span></text:p>
              </text:list-item>
              <text:list-item>
                <text:p xml:id="id5" text:id="id5"><text:span text:style-name="T8">Copy Constructor to class T</text:span><text:span text:style-name="T8"><text:line-break/></text:span><text:span text:style-name="T8">gets as argument </text:span><text:span text:style-name="T9">const T&amp; </text:span><text:span text:style-name="T10">(Why?)</text:span></text:p>
              </text:list-item>
              <text:list-item>
                <text:p xml:id="id6" text:id="id6"><text:span text:style-name="T11">You should consider for each class whether it needs </text:span><text:span text:style-name="T12">deep copy</text:span><text:span text:style-name="T11"> or </text:span><text:span text:style-name="T12">shallow copy</text:span><text:span text:style-name="T11">.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4.848cm" svg:height="11.136cm" svg:x="3.075cm" svg:y="2.257cm" draw:page-number="3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skeleton for deep copy" draw:style-name="dp4" draw:master-page-name="Default">
        <office:forms form:automatic-focus="false" form:apply-design-mode="false"/>
        <draw:custom-shape draw:name="מלבן 1" draw:style-name="gr5" draw:text-style-name="P17" draw:layer="layout" svg:width="10.794cm" svg:height="7.619cm" svg:x="12.06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2" draw:style-name="gr6" draw:text-style-name="P18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3" draw:text-style-name="P4" draw:layer="layout" svg:width="21.478cm" svg:height="3.181cm" svg:x="2.899cm" svg:y="-0.478cm" presentation:class="title" presentation:user-transformed="true">
          <draw:text-box>
            <text:p text:style-name="P8"><text:span text:style-name="T4">A skeleton for deep copy</text:span></text:p>
          </draw:text-box>
        </draw:frame>
        <draw:custom-shape draw:name="מלבן 4" draw:style-name="gr7" draw:text-style-name="P19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8" draw:text-style-name="P12" draw:layer="layout" svg:width="27.107cm" svg:height="20.437cm" svg:x="0.635cm" svg:y="0.124cm" presentation:class="outline" presentation:user-transformed="true">
          <draw:text-box>
            <text:p text:style-name="P20"><text:span text:style-name="T5"/></text:p>
            <text:p text:style-name="P20"><text:span text:style-name="T5"/></text:p>
            <text:p text:style-name="P20"><text:span text:style-name="T13">// Copy constructor</text:span></text:p>
            <text:p text:style-name="P20"><text:span text:style-name="T14">A (const A&amp; other) : </text:span><text:span text:style-name="T15">init</text:span><text:span text:style-name="T14"> {</text:span></text:p>
            <text:p text:style-name="P21"><text:span text:style-name="T16">copy_other(other);</text:span></text:p>
            <text:p text:style-name="P20"><text:span text:style-name="T14">}</text:span></text:p>
            <text:p text:style-name="P20"><text:span text:style-name="T17"/></text:p>
            <text:p text:style-name="P20"><text:span text:style-name="T17"/></text:p>
            <text:p text:style-name="P20"><text:span text:style-name="T13">// </text:span><text:span text:style-name="T18">Operator = </text:span><text:span text:style-name="T19"><text:s/></text:span></text:p>
            <text:p text:style-name="P20"><text:span text:style-name="T14">A&amp; operator=(const A&amp; other) {</text:span></text:p>
            <text:p text:style-name="P21"><text:span text:style-name="T14">if (this!=&amp;other) { </text:span><text:span text:style-name="T18">// preventing problems in a=a</text:span></text:p>
            <text:p text:style-name="P21"><text:span text:style-name="T20"><text:s text:c="2"/></text:span><text:span text:style-name="T20">clear(); </text:span><text:span text:style-name="T15">init</text:span><text:span text:style-name="T20"> </text:span><text:span text:style-name="T21">// or recycle</text:span></text:p>
            <text:p text:style-name="P21"><text:span text:style-name="T16"><text:s text:c="2"/></text:span><text:span text:style-name="T16">copy_other(other);</text:span></text:p>
            <text:p text:style-name="P21"><text:span text:style-name="T14">} return *this; } </text:span><text:span text:style-name="T18">// allows a= b= c= …</text:span></text:p>
            <text:p text:style-name="P20"><text:span text:style-name="T5"/></text:p>
            <text:p text:style-name="P20"><text:span text:style-name="T5"/></text:p>
          </draw:text-box>
        </draw:frame>
        <draw:frame draw:name="מציין מיקום טקסט 6" presentation:style-name="pr9" draw:text-style-name="P12" draw:layer="layout" svg:width="8.4cm" svg:height="10.798cm" svg:x="12.3cm" svg:y="3.097cm" presentation:class="outline" presentation:user-transformed="true">
          <draw:text-box>
            <text:p text:style-name="P20"><text:span text:style-name="T18">// Destructor</text:span></text:p>
            <text:p text:style-name="P20"><text:span text:style-name="T14">~A() {</text:span></text:p>
            <text:p text:style-name="P21"><text:span text:style-name="T20">clear();</text:span></text:p>
            <text:p text:style-name="P20"><text:span text:style-name="T14">}</text:span></text:p>
            <text:p text:style-name="P20"><text:span text:style-name="T5"/></text:p>
            <text:p text:style-name="P20"><text:span text:style-name="T5"/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4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IntBuffer example" draw:style-name="dp4" draw:master-page-name="Default">
        <office:forms form:automatic-focus="false" form:apply-design-mode="false"/>
        <draw:frame draw:name="כותרת 3" presentation:style-name="pr3" draw:text-style-name="P4" draw:layer="layout" svg:width="21.478cm" svg:height="3.181cm" svg:x="2.899cm" svg:y="-0.478cm" presentation:class="title" presentation:user-transformed="true">
          <draw:text-box>
            <text:p text:style-name="P8"><text:span text:style-name="T4">IntBuffer example </text:span><text:span text:style-name="T22">(folder 2)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5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++-11 Move ctor and assignment&#10;" draw:style-name="dp5" draw:master-page-name="Default">
        <office:forms form:automatic-focus="false" form:apply-design-mode="false"/>
        <draw:custom-shape draw:name="מלבן 2" draw:style-name="gr6" draw:text-style-name="P18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3" draw:text-style-name="P4" draw:layer="layout" svg:width="21.478cm" svg:height="3.181cm" svg:x="2.899cm" svg:y="-0.005cm" presentation:class="title" presentation:user-transformed="true">
          <draw:text-box>
            <text:p text:style-name="P8"><text:span text:style-name="T4">C++-11 Move ctor and assignment</text:span><text:span text:style-name="T4"><text:line-break/></text:span><text:span text:style-name="T4"/></text:p>
          </draw:text-box>
        </draw:frame>
        <draw:custom-shape draw:name="מלבן 4" draw:style-name="gr7" draw:text-style-name="P19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10" draw:text-style-name="P12" draw:layer="layout" svg:width="24.065cm" svg:height="15.859cm" svg:x="0.635cm" svg:y="3.175cm" presentation:class="outline" presentation:user-transformed="true">
          <draw:text-box>
            <text:p text:style-name="P20"><text:span text:style-name="T13">// Move constructor</text:span></text:p>
            <text:p text:style-name="P20"><text:span text:style-name="T14">A (const A&amp;&amp; other) {</text:span></text:p>
            <text:p text:style-name="P20"><text:span text:style-name="T14"><text:tab/></text:span><text:span text:style-name="T14"><text:tab/></text:span><text:span text:style-name="T14"><text:tab/></text:span><text:span text:style-name="T14">?</text:span></text:p>
            <text:p text:style-name="P20"><text:span text:style-name="T14">}</text:span></text:p>
            <text:p text:style-name="P20"><text:span text:style-name="T17"/></text:p>
            <text:p text:style-name="P20"><text:span text:style-name="T17"/></text:p>
            <text:p text:style-name="P20"><text:span text:style-name="T13"/></text:p>
            <text:p text:style-name="P20"><text:span text:style-name="T13">// Move o</text:span><text:span text:style-name="T18">perator = </text:span><text:span text:style-name="T19"><text:s/></text:span></text:p>
            <text:p text:style-name="P20"><text:span text:style-name="T14">A&amp; operator=(const A&amp;&amp; other) {</text:span></text:p>
            <text:p text:style-name="P21"><text:span text:style-name="T14"><text:s text:c="7"/></text:span><text:span text:style-name="T14">?</text:span></text:p>
            <text:p text:style-name="P21"><text:span text:style-name="T14">}</text:span></text:p>
            <text:p text:style-name="P20"><text:span text:style-name="T23">http://www.cprogramming.com/c++11/rvalue-references-and-move-semantics-in-c++11.html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6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List &amp; Complex examples" draw:style-name="dp5" draw:master-page-name="Default">
        <office:forms form:automatic-focus="false" form:apply-design-mode="false"/>
        <draw:frame draw:name="כותרת 1" presentation:style-name="pr3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List <text:s/>example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7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Operators ++ -- postfix prefix" draw:style-name="dp1" draw:master-page-name="Default" xml:id="id7" draw:id="id7">
        <office:forms form:automatic-focus="false" form:apply-design-mode="false"/>
        <draw:custom-shape draw:name="מציין מיקום של מספר שקופית 2" draw:style-name="gr8" draw:text-style-name="P2" draw:layer="layout" svg:width="1.203cm" svg:height="0.936cm" svg:x="24.196cm" svg:y="18.113cm">
          <text:p text:style-name="P22"><text:span text:style-name="T2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3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Operators ++ -- postfix prefix</text:span></text:p>
          </draw:text-box>
        </draw:frame>
        <draw:custom-shape draw:name="צורה חופשית 2" draw:style-name="gr9" draw:text-style-name="P24" draw:layer="layout" svg:width="23.024cm" svg:height="14.481cm" svg:x="1.146cm" svg:y="3.597cm">
          <text:p text:style-name="P23"><text:span text:style-name="T25">// Prefix: ++n</text:span></text:p>
          <text:p text:style-name="P23"><text:span text:style-name="T25">HNum&amp;</text:span><text:span text:style-name="T26"> operator++</text:span><text:span text:style-name="T25">()</text:span><text:span text:style-name="T26"> {</text:span></text:p>
          <text:p text:style-name="P23"><text:span text:style-name="T26"><text:s/></text:span><text:span text:style-name="T26">code that adds one to this HNum</text:span></text:p>
          <text:p text:style-name="P23"><text:span text:style-name="T26"><text:s/></text:span><text:span text:style-name="T26">return *this; // return ref to curr</text:span></text:p>
          <text:p text:style-name="P23"><text:span text:style-name="T26">} <text:s text:c="7"/></text:span></text:p>
          <text:p text:style-name="P23"><text:span text:style-name="T26"/></text:p>
          <text:p text:style-name="P23"><text:span text:style-name="T27">// Postfix : n++</text:span></text:p>
          <text:p text:style-name="P23"><text:span text:style-name="T27">const HNum</text:span><text:span text:style-name="T26"> operator++</text:span><text:span text:style-name="T27">(int)</text:span><text:span text:style-name="T26"> {</text:span></text:p>
          <text:p text:style-name="P23"><text:span text:style-name="T26"><text:s/></text:span><text:span text:style-name="T26">Hnum cpy(*this); // calling copy ctor</text:span></text:p>
          <text:p text:style-name="P23"><text:span text:style-name="T26"><text:s/></text:span><text:span text:style-name="T26">code that adds one to this HNum</text:span></text:p>
          <text:p text:style-name="P23"><text:span text:style-name="T26"><text:s/></text:span><text:span text:style-name="T26">return cpy;</text:span></text:p>
          <text:p text:style-name="P23"><text:span text:style-name="T26">} <text:s text:c="6"/>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3" draw:style-name="gr10" draw:text-style-name="P25" draw:layer="layout" svg:width="10.794cm" svg:height="2.539cm" svg:x="13.97cm" svg:y="8.255cm">
          <text:p/>
          <draw:enhanced-geometry draw:mirror-horizontal="false" draw:mirror-vertical="false" svg:viewBox="0 0 0 0" draw:text-areas="?f27 ?f27 ?f30 ?f31" draw:type="ooxml-non-primitive" draw:modifiers="0 122047 0" draw:enhanced-path="M ?f27 ?f50 L ?f53 ?f27 L ?f30 ?f54 L ?f51 ?f31 Z N M ?f55 ?f56 L ?f62 ?f41 ?f59 ?f41 F N" drawooo:enhanced-path="M ?f27 ?f50 G ?f51 ?f50 ?f67 ?f68 L ?f53 ?f27 G ?f51 ?f50 ?f69 ?f70 L ?f30 ?f54 G ?f51 ?f50 ?f71 ?f72 L ?f51 ?f31 G ?f51 ?f50 ?f73 ?f74 Z N M ?f55 ?f56 L ?f62 ?f41 ?f59 ?f41 F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"/>
            <draw:equation draw:name="f9" draw:formula="122047"/>
            <draw:equation draw:name="f10" draw:formula="0"/>
            <draw:equation draw:name="f11" draw:formula="abs(?f3 )"/>
            <draw:equation draw:name="f12" draw:formula="abs(?f4 )"/>
            <draw:equation draw:name="f13" draw:formula="abs(?f6 )"/>
            <draw:equation draw:name="f14" draw:formula="?f7 "/>
            <draw:equation draw:name="f15" draw:formula="if(?f11 ,?f3 ,1)"/>
            <draw:equation draw:name="f16" draw:formula="if(?f12 ,?f4 ,1)"/>
            <draw:equation draw:name="f17" draw:formula="if(?f13 ,?f6 ,1)"/>
            <draw:equation draw:name="f18" draw:formula="?f15 *1/21600"/>
            <draw:equation draw:name="f19" draw:formula="?f16 *1/21600"/>
            <draw:equation draw:name="f20" draw:formula="21600*?f15 /1"/>
            <draw:equation draw:name="f21" draw:formula="21600*?f16 /1"/>
            <draw:equation draw:name="f22" draw:formula="min(?f19 ,?f18 )"/>
            <draw:equation draw:name="f23" draw:formula="?f20 *1/?f17 "/>
            <draw:equation draw:name="f24" draw:formula="?f21 *1/?f17 "/>
            <draw:equation draw:name="f25" draw:formula="?f23 "/>
            <draw:equation draw:name="f26" draw:formula="?f24 "/>
            <draw:equation draw:name="f27" draw:formula="?f14 *?f22 /1"/>
            <draw:equation draw:name="f28" draw:formula="?f26 +0-?f14 "/>
            <draw:equation draw:name="f29" draw:formula="?f25 +0-?f14 "/>
            <draw:equation draw:name="f30" draw:formula="?f25 *?f22 /1"/>
            <draw:equation draw:name="f31" draw:formula="?f26 *?f22 /1"/>
            <draw:equation draw:name="f32" draw:formula="?f28 *1/2"/>
            <draw:equation draw:name="f33" draw:formula="?f29 *1/2"/>
            <draw:equation draw:name="f34" draw:formula="min(?f29 ,?f28 )"/>
            <draw:equation draw:name="f35" draw:formula="?f14 +?f32 -0"/>
            <draw:equation draw:name="f36" draw:formula="?f34 *1/21600"/>
            <draw:equation draw:name="f37" draw:formula="?f34 *$2 /1"/>
            <draw:equation draw:name="f38" draw:formula="?f37 *1/100000"/>
            <draw:equation draw:name="f39" draw:formula="$0 *1/?f36 "/>
            <draw:equation draw:name="f40" draw:formula="$1 *1/?f36 "/>
            <draw:equation draw:name="f41" draw:formula="?f35 *?f22 /1"/>
            <draw:equation draw:name="f42" draw:formula="?f29 *?f39 /1"/>
            <draw:equation draw:name="f43" draw:formula="?f28 *?f40 /1"/>
            <draw:equation draw:name="f44" draw:formula="min(?f38 ,?f33 )"/>
            <draw:equation draw:name="f45" draw:formula="min(?f38 ,?f32 )"/>
            <draw:equation draw:name="f46" draw:formula="?f42 *1/100000"/>
            <draw:equation draw:name="f47" draw:formula="?f43 *1/100000"/>
            <draw:equation draw:name="f48" draw:formula="?f25 +0-?f44 "/>
            <draw:equation draw:name="f49" draw:formula="?f26 +0-?f45 "/>
            <draw:equation draw:name="f50" draw:formula="?f45 *?f22 /1"/>
            <draw:equation draw:name="f51" draw:formula="?f44 *?f22 /1"/>
            <draw:equation draw:name="f52" draw:formula="?f46 +0-?f33 "/>
            <draw:equation draw:name="f53" draw:formula="?f48 *?f22 /1"/>
            <draw:equation draw:name="f54" draw:formula="?f49 *?f22 /1"/>
            <draw:equation draw:name="f55" draw:formula="?f46 *?f22 /1"/>
            <draw:equation draw:name="f56" draw:formula="?f47 *?f22 /1"/>
            <draw:equation draw:name="f57" draw:formula="if(?f52 ,?f25 ,?f14 )"/>
            <draw:equation draw:name="f58" draw:formula="?f46 +0-?f57 "/>
            <draw:equation draw:name="f59" draw:formula="?f57 *?f22 /1"/>
            <draw:equation draw:name="f60" draw:formula="?f58 *1/2"/>
            <draw:equation draw:name="f61" draw:formula="?f60 +?f57 -0"/>
            <draw:equation draw:name="f62" draw:formula="?f61 *?f22 /1"/>
            <draw:equation draw:name="f63" draw:formula="logwidth/2"/>
            <draw:equation draw:name="f64" draw:formula="logwidth"/>
            <draw:equation draw:name="f65" draw:formula="logheight/2"/>
            <draw:equation draw:name="f66" draw:formula="logheight"/>
            <draw:equation draw:name="f67" draw:formula="(?f0 )/60000.0"/>
            <draw:equation draw:name="f68" draw:formula="(?f1 )/60000.0"/>
            <draw:equation draw:name="f69" draw:formula="(?f2 )/60000.0"/>
            <draw:equation draw:name="f70" draw:formula="(?f1 )/60000.0"/>
            <draw:equation draw:name="f71" draw:formula="(?f7 )/60000.0"/>
            <draw:equation draw:name="f72" draw:formula="(?f1 )/60000.0"/>
            <draw:equation draw:name="f73" draw:formula="(?f1 )/60000.0"/>
            <draw:equation draw:name="f74" draw:formula="(?f1 )/60000.0"/>
          </draw:enhanced-geometry>
        </draw:custom-shape>
        <draw:custom-shape draw:name="TextBox 4" draw:style-name="gr11" draw:text-style-name="P2" draw:layer="layout" svg:width="16.509cm" svg:height="2.875cm" svg:x="13.97cm" svg:y="8.255cm">
          <text:p text:style-name="P23"><text:span text:style-name="T28">A flag that makes</text:span></text:p>
          <text:p text:style-name="P23"><text:span text:style-name="T28">it postf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0cm" svg:height="0cm" svg:x="0.004cm" svg:y="0cm" draw:page-number="8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Operators ++ -- postfix prefix" draw:style-name="dp1" draw:master-page-name="Default" xml:id="id8" draw:id="id8">
        <draw:custom-shape draw:name="מציין מיקום של מספר שקופית 2" draw:style-name="gr8" draw:text-style-name="P2" draw:layer="layout" svg:width="1.203cm" svg:height="0.936cm" svg:x="24.196cm" svg:y="18.113cm">
          <text:p text:style-name="P22"><text:span text:style-name="T2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3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Operators ++ -- postfix prefix</text:span></text:p>
          </draw:text-box>
        </draw:frame>
        <draw:custom-shape draw:name="צורה חופשית 2" draw:style-name="gr9" draw:text-style-name="P24" draw:layer="layout" svg:width="26.58cm" svg:height="16.849cm" svg:x="0.091cm" svg:y="3.597cm">
          <text:p text:style-name="P23"><text:span text:style-name="T25">// Prefix: ++n</text:span></text:p>
          <text:p text:style-name="P23"><text:span text:style-name="T25">HNum&amp;</text:span><text:span text:style-name="T26"> operator++</text:span><text:span text:style-name="T25">()</text:span><text:span text:style-name="T26"> {</text:span></text:p>
          <text:p text:style-name="P23"><text:span text:style-name="T26"><text:s/></text:span><text:span text:style-name="T26">code that adds one to this HNum</text:span></text:p>
          <text:p text:style-name="P23"><text:span text:style-name="T26"><text:s/></text:span><text:span text:style-name="T26">return *this; // return ref to curr</text:span></text:p>
          <text:p text:style-name="P23"><text:span text:style-name="T26">} <text:s text:c="7"/></text:span></text:p>
          <text:p text:style-name="P23"><text:span text:style-name="T26"/></text:p>
          <text:p text:style-name="P23"><text:span text:style-name="T27">// Postfix : n++</text:span></text:p>
          <text:p text:style-name="P23"><text:span text:style-name="T27">const HNum</text:span><text:span text:style-name="T26"> operator++</text:span><text:span text:style-name="T27">(int)</text:span><text:span text:style-name="T26"> {</text:span></text:p>
          <text:p text:style-name="P23"><text:span text:style-name="T26"><text:s/></text:span><text:span text:style-name="T26">Hnum cpy(*this); // calling copy ctor</text:span></text:p>
          <text:p text:style-name="P23"><text:span text:style-name="T26"><text:s/></text:span><text:span text:style-name="T26">code that adds one to this HNum</text:span></text:p>
          <text:p text:style-name="P23"><text:span text:style-name="T26"><text:s/></text:span><text:span text:style-name="T26">return cpy;</text:span></text:p>
          <text:p text:style-name="P23"><text:span text:style-name="T26">}</text:span></text:p>
          <text:p text:style-name="P23"><text:span text:style-name="T29">// For HNum, it might be a good idea not to </text:span></text:p>
          <text:p text:style-name="P23"><text:span text:style-name="T29">// implement postfix <text:s text:c="6"/>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3" draw:style-name="gr10" draw:text-style-name="P25" draw:layer="layout" svg:width="10.794cm" svg:height="2.539cm" svg:x="13.97cm" svg:y="8.255cm">
          <text:p/>
          <draw:enhanced-geometry draw:mirror-horizontal="false" draw:mirror-vertical="false" svg:viewBox="0 0 0 0" draw:text-areas="?f27 ?f27 ?f30 ?f31" draw:type="ooxml-non-primitive" draw:modifiers="0 122047 0" draw:enhanced-path="M ?f27 ?f50 L ?f53 ?f27 L ?f30 ?f54 L ?f51 ?f31 Z N M ?f55 ?f56 L ?f62 ?f41 ?f59 ?f41 F N" drawooo:enhanced-path="M ?f27 ?f50 G ?f51 ?f50 ?f67 ?f68 L ?f53 ?f27 G ?f51 ?f50 ?f69 ?f70 L ?f30 ?f54 G ?f51 ?f50 ?f71 ?f72 L ?f51 ?f31 G ?f51 ?f50 ?f73 ?f74 Z N M ?f55 ?f56 L ?f62 ?f41 ?f59 ?f41 F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"/>
            <draw:equation draw:name="f9" draw:formula="122047"/>
            <draw:equation draw:name="f10" draw:formula="0"/>
            <draw:equation draw:name="f11" draw:formula="abs(?f3 )"/>
            <draw:equation draw:name="f12" draw:formula="abs(?f4 )"/>
            <draw:equation draw:name="f13" draw:formula="abs(?f6 )"/>
            <draw:equation draw:name="f14" draw:formula="?f7 "/>
            <draw:equation draw:name="f15" draw:formula="if(?f11 ,?f3 ,1)"/>
            <draw:equation draw:name="f16" draw:formula="if(?f12 ,?f4 ,1)"/>
            <draw:equation draw:name="f17" draw:formula="if(?f13 ,?f6 ,1)"/>
            <draw:equation draw:name="f18" draw:formula="?f15 *1/21600"/>
            <draw:equation draw:name="f19" draw:formula="?f16 *1/21600"/>
            <draw:equation draw:name="f20" draw:formula="21600*?f15 /1"/>
            <draw:equation draw:name="f21" draw:formula="21600*?f16 /1"/>
            <draw:equation draw:name="f22" draw:formula="min(?f19 ,?f18 )"/>
            <draw:equation draw:name="f23" draw:formula="?f20 *1/?f17 "/>
            <draw:equation draw:name="f24" draw:formula="?f21 *1/?f17 "/>
            <draw:equation draw:name="f25" draw:formula="?f23 "/>
            <draw:equation draw:name="f26" draw:formula="?f24 "/>
            <draw:equation draw:name="f27" draw:formula="?f14 *?f22 /1"/>
            <draw:equation draw:name="f28" draw:formula="?f26 +0-?f14 "/>
            <draw:equation draw:name="f29" draw:formula="?f25 +0-?f14 "/>
            <draw:equation draw:name="f30" draw:formula="?f25 *?f22 /1"/>
            <draw:equation draw:name="f31" draw:formula="?f26 *?f22 /1"/>
            <draw:equation draw:name="f32" draw:formula="?f28 *1/2"/>
            <draw:equation draw:name="f33" draw:formula="?f29 *1/2"/>
            <draw:equation draw:name="f34" draw:formula="min(?f29 ,?f28 )"/>
            <draw:equation draw:name="f35" draw:formula="?f14 +?f32 -0"/>
            <draw:equation draw:name="f36" draw:formula="?f34 *1/21600"/>
            <draw:equation draw:name="f37" draw:formula="?f34 *$2 /1"/>
            <draw:equation draw:name="f38" draw:formula="?f37 *1/100000"/>
            <draw:equation draw:name="f39" draw:formula="$0 *1/?f36 "/>
            <draw:equation draw:name="f40" draw:formula="$1 *1/?f36 "/>
            <draw:equation draw:name="f41" draw:formula="?f35 *?f22 /1"/>
            <draw:equation draw:name="f42" draw:formula="?f29 *?f39 /1"/>
            <draw:equation draw:name="f43" draw:formula="?f28 *?f40 /1"/>
            <draw:equation draw:name="f44" draw:formula="min(?f38 ,?f33 )"/>
            <draw:equation draw:name="f45" draw:formula="min(?f38 ,?f32 )"/>
            <draw:equation draw:name="f46" draw:formula="?f42 *1/100000"/>
            <draw:equation draw:name="f47" draw:formula="?f43 *1/100000"/>
            <draw:equation draw:name="f48" draw:formula="?f25 +0-?f44 "/>
            <draw:equation draw:name="f49" draw:formula="?f26 +0-?f45 "/>
            <draw:equation draw:name="f50" draw:formula="?f45 *?f22 /1"/>
            <draw:equation draw:name="f51" draw:formula="?f44 *?f22 /1"/>
            <draw:equation draw:name="f52" draw:formula="?f46 +0-?f33 "/>
            <draw:equation draw:name="f53" draw:formula="?f48 *?f22 /1"/>
            <draw:equation draw:name="f54" draw:formula="?f49 *?f22 /1"/>
            <draw:equation draw:name="f55" draw:formula="?f46 *?f22 /1"/>
            <draw:equation draw:name="f56" draw:formula="?f47 *?f22 /1"/>
            <draw:equation draw:name="f57" draw:formula="if(?f52 ,?f25 ,?f14 )"/>
            <draw:equation draw:name="f58" draw:formula="?f46 +0-?f57 "/>
            <draw:equation draw:name="f59" draw:formula="?f57 *?f22 /1"/>
            <draw:equation draw:name="f60" draw:formula="?f58 *1/2"/>
            <draw:equation draw:name="f61" draw:formula="?f60 +?f57 -0"/>
            <draw:equation draw:name="f62" draw:formula="?f61 *?f22 /1"/>
            <draw:equation draw:name="f63" draw:formula="logwidth/2"/>
            <draw:equation draw:name="f64" draw:formula="logwidth"/>
            <draw:equation draw:name="f65" draw:formula="logheight/2"/>
            <draw:equation draw:name="f66" draw:formula="logheight"/>
            <draw:equation draw:name="f67" draw:formula="(?f0 )/60000.0"/>
            <draw:equation draw:name="f68" draw:formula="(?f1 )/60000.0"/>
            <draw:equation draw:name="f69" draw:formula="(?f2 )/60000.0"/>
            <draw:equation draw:name="f70" draw:formula="(?f1 )/60000.0"/>
            <draw:equation draw:name="f71" draw:formula="(?f7 )/60000.0"/>
            <draw:equation draw:name="f72" draw:formula="(?f1 )/60000.0"/>
            <draw:equation draw:name="f73" draw:formula="(?f1 )/60000.0"/>
            <draw:equation draw:name="f74" draw:formula="(?f1 )/60000.0"/>
          </draw:enhanced-geometry>
        </draw:custom-shape>
        <draw:custom-shape draw:name="TextBox 4" draw:style-name="gr11" draw:text-style-name="P2" draw:layer="layout" svg:width="16.509cm" svg:height="2.875cm" svg:x="13.97cm" svg:y="8.255cm">
          <text:p text:style-name="P23"><text:span text:style-name="T28">A flag that makes</text:span></text:p>
          <text:p text:style-name="P23"><text:span text:style-name="T28">it postf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0cm" svg:height="0cm" svg:x="0.004cm" svg:y="0cm" draw:page-number="9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of types is done in two cases:&#10;" draw:style-name="dp1" draw:master-page-name="Default" xml:id="id9" draw:id="id9">
        <draw:custom-shape draw:name="מציין מיקום של מספר שקופית 2" draw:style-name="gr8" draw:text-style-name="P2" draw:layer="layout" svg:width="1.203cm" svg:height="0.936cm" svg:x="24.196cm" svg:y="18.113cm">
          <text:p text:style-name="P22"><text:span text:style-name="T2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1" draw:text-style-name="P4" draw:layer="layout" svg:width="21.478cm" svg:height="4.573cm" svg:x="1.899cm" svg:y="0.545cm" presentation:class="title" presentation:user-transformed="true">
          <draw:text-box>
            <text:p text:style-name="P8"><text:span text:style-name="T4">Conversions of types is done in two cases:</text:span><text:span text:style-name="T4"><text:line-break/></text:span><text:span text:style-name="T4"/></text:p>
          </draw:text-box>
        </draw:frame>
        <draw:frame draw:name="מציין מיקום טקסט 2" presentation:style-name="pr9" draw:text-style-name="P12" draw:layer="layout" svg:width="24.01cm" svg:height="10.798cm" svg:x="-0.101cm" svg:y="3.642cm" presentation:class="outline" presentation:user-transformed="true">
          <draw:text-box>
            <text:p text:style-name="P26"><text:span text:style-name="T5"/></text:p>
            <text:list text:style-name="L6">
              <text:list-item>
                <text:list>
                  <text:list-item>
                    <text:p text:style-name="P9"><text:span text:style-name="T5">Explicit casting (we'll learn more about it in next lessons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0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of types is done in two cases:&#10;" draw:style-name="dp1" draw:master-page-name="Default" xml:id="id10" draw:id="id10">
        <draw:custom-shape draw:name="מציין מיקום של מספר שקופית 2" draw:style-name="gr8" draw:text-style-name="P2" draw:layer="layout" svg:width="1.203cm" svg:height="0.936cm" svg:x="24.196cm" svg:y="18.113cm">
          <text:p text:style-name="P22"><text:span text:style-name="T2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1" draw:text-style-name="P4" draw:layer="layout" svg:width="21.478cm" svg:height="4.573cm" svg:x="1.899cm" svg:y="0.545cm" presentation:class="title" presentation:user-transformed="true">
          <draw:text-box>
            <text:p text:style-name="P8"><text:span text:style-name="T4">Conversions of types is done in two cases:</text:span><text:span text:style-name="T4"><text:line-break/></text:span><text:span text:style-name="T4"/></text:p>
          </draw:text-box>
        </draw:frame>
        <draw:frame draw:name="מציין מיקום טקסט 2" presentation:style-name="pr12" draw:text-style-name="P12" draw:layer="layout" svg:width="24.01cm" svg:height="15.006cm" svg:x="-0.101cm" svg:y="3.642cm" presentation:class="outline" presentation:user-transformed="true">
          <draw:text-box>
            <text:p text:style-name="P26"><text:span text:style-name="T5"/></text:p>
            <text:list text:style-name="L6">
              <text:list-item>
                <text:list>
                  <text:list-item>
                    <text:p text:style-name="P9"><text:span text:style-name="T5">Explicit casting (we'll learn more about it in next lessons)</text:span></text:p>
                  </text:list-item>
                  <text:list-item>
                    <text:p text:style-name="P9"><text:span text:style-name="T5">When a function gets </text:span><text:span text:style-name="T30">X</text:span><text:span text:style-name="T5"> type while it was expecting to get </text:span><text:span text:style-name="T31">Y</text:span><text:span text:style-name="T5"> type, and there is a casting from </text:span><text:span text:style-name="T30">X </text:span><text:span text:style-name="T5">to</text:span><text:span text:style-name="T30"> </text:span><text:span text:style-name="T31">Y</text:span><text:span text:style-name="T5">:</text:span></text:p>
                  </text:list-item>
                </text:list>
              </text:list-item>
            </text:list>
            <text:p><text:span text:style-name="T5"/></text:p>
            <text:p text:style-name="P11"><text:span text:style-name="T5"><text:tab/></text:span><text:span text:style-name="T5">void foo(</text:span><text:span text:style-name="T31">Y y</text:span><text:span text:style-name="T5">)</text:span></text:p>
            <text:p text:style-name="P11"><text:span text:style-name="T5"><text:tab/></text:span><text:span text:style-name="T5">...</text:span></text:p>
            <text:p text:style-name="P11"><text:span text:style-name="T30"><text:tab/></text:span><text:span text:style-name="T30">X x</text:span><text:span text:style-name="T5">;</text:span></text:p>
            <text:p text:style-name="P11"><text:span text:style-name="T5"><text:tab/></text:span><text:span text:style-name="T5">foo(x); // a conversion from </text:span><text:span text:style-name="T30">X </text:span><text:span text:style-name="T5">to</text:span><text:span text:style-name="T30"> </text:span><text:span text:style-name="T31">Y</text:span><text:span text:style-name="T5"> is done</text:span></text:p>
          </draw:text-box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1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 example (conv.cpp)" draw:style-name="dp1" draw:master-page-name="Default" xml:id="id11" draw:id="id11">
        <draw:custom-shape draw:name="מציין מיקום של מספר שקופית 2" draw:style-name="gr8" draw:text-style-name="P2" draw:layer="layout" svg:width="1.203cm" svg:height="0.936cm" svg:x="24.196cm" svg:y="18.113cm">
          <text:p text:style-name="P22"><text:span text:style-name="T2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3" draw:text-style-name="P4" draw:layer="layout" svg:width="21.478cm" svg:height="2.925cm" svg:x="3.364cm" svg:y="0.547cm" presentation:class="title" presentation:user-transformed="true">
          <draw:text-box>
            <text:p text:style-name="P8"><text:span text:style-name="T4">Conversion example (conv.cpp)</text:span></text:p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2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danger: &#10;&#9;unexpected behavior&#10; " draw:style-name="dp1" draw:master-page-name="Default" xml:id="id12" draw:id="id12">
        <draw:custom-shape draw:name="מציין מיקום של מספר שקופית 2" draw:style-name="gr8" draw:text-style-name="P2" draw:layer="layout" svg:width="1.203cm" svg:height="0.936cm" svg:x="24.196cm" svg:y="18.113cm">
          <text:p text:style-name="P22"><text:span text:style-name="T2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1" draw:text-style-name="P4" draw:layer="layout" svg:width="26.002cm" svg:height="4.573cm" svg:x="0.699cm" svg:y="0.545cm" presentation:class="title" presentation:user-transformed="true">
          <draw:text-box>
            <text:p text:style-name="P8"><text:span text:style-name="T4">Conversions danger: </text:span><text:span text:style-name="T4"><text:line-break/></text:span><text:span text:style-name="T4"><text:tab/></text:span><text:span text:style-name="T4">unexpected behavior</text:span><text:span text:style-name="T4"><text:line-break/></text:span><text:span text:style-name="T4"> </text:span></text:p>
          </draw:text-box>
        </draw:frame>
        <draw:frame draw:name="מציין מיקום טקסט 2" presentation:style-name="pr14" draw:text-style-name="P12" draw:layer="layout" svg:width="24.01cm" svg:height="15.579cm" svg:x="0.832cm" svg:y="3.642cm" presentation:class="outline" presentation:user-transformed="true">
          <draw:text-box>
            <text:p text:style-name="P20"><text:span text:style-name="T5"/></text:p>
            <text:p text:style-name="P26"><text:span text:style-name="T32">Buffer</text:span><text:span text:style-name="T33">(</text:span><text:span text:style-name="T34">size_t length</text:span><text:span text:style-name="T33">) // ctor</text:span></text:p>
            <text:p text:style-name="P20"><text:span text:style-name="T33">…</text:span></text:p>
            <text:p text:style-name="P26"><text:span text:style-name="T33">void foo(</text:span><text:span text:style-name="T32">const Buffer&amp; v</text:span><text:span text:style-name="T33">) // function</text:span></text:p>
            <text:p text:style-name="P26"><text:span text:style-name="T33">...</text:span></text:p>
            <text:p text:style-name="P26"><text:span text:style-name="T33">foo(</text:span><text:span text:style-name="T34">3</text:span><text:span text:style-name="T33">);</text:span><text:span text:style-name="T30"> </text:span><text:span text:style-name="T35">// Equivalent to: </text:span><text:span text:style-name="T33">foo(</text:span><text:span text:style-name="T32">Buffer(</text:span><text:span text:style-name="T34">3</text:span><text:span text:style-name="T32">)</text:span><text:span text:style-name="T33">)</text:span></text:p>
            <text:p text:style-name="P26"><text:span text:style-name="T35">// Did the user really wanted this?</text:span></text:p>
            <text:p text:style-name="P20"><text:span text:style-name="T33"/></text:p>
            <text:p text:style-name="P26"><text:span text:style-name="T36">The Buffer and the size_t objects are not logically the same objects!</text:span></text:p>
            <text:p text:style-name="P20"><text:span text:style-name="T5"/></text:p>
          </draw:text-box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3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 example (conv_explicit.cpp)" draw:style-name="dp1" draw:master-page-name="Default" xml:id="id13" draw:id="id13">
        <draw:custom-shape draw:name="מציין מיקום של מספר שקופית 2" draw:style-name="gr8" draw:text-style-name="P2" draw:layer="layout" svg:width="1.203cm" svg:height="0.936cm" svg:x="24.196cm" svg:y="18.113cm">
          <text:p text:style-name="P22"><text:span text:style-name="T2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3" draw:text-style-name="P4" draw:layer="layout" svg:width="21.478cm" svg:height="2.925cm" svg:x="3.364cm" svg:y="0.547cm" presentation:class="title" presentation:user-transformed="true">
          <draw:text-box>
            <text:p text:style-name="P8"><text:span text:style-name="T4">Conversion example (conv_explicit.cpp)</text:span></text:p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4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User defined conversion" draw:style-name="dp1" draw:master-page-name="Default" xml:id="id14" draw:id="id14">
        <office:forms form:automatic-focus="false" form:apply-design-mode="false"/>
        <draw:custom-shape draw:name="מציין מיקום של מספר שקופית 2" draw:style-name="gr8" draw:text-style-name="P2" draw:layer="layout" svg:width="1.203cm" svg:height="0.936cm" svg:x="24.196cm" svg:y="18.113cm">
          <text:p text:style-name="P22"><text:span text:style-name="T2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3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User defined conversion</text:span></text:p>
          </draw:text-box>
        </draw:frame>
        <draw:frame draw:name="מציין מיקום טקסט 2" presentation:style-name="pr15" draw:text-style-name="P12" draw:layer="layout" svg:width="24.01cm" svg:height="16.916cm" svg:x="0.754cm" svg:y="3.131cm" presentation:class="outline" presentation:user-transformed="true">
          <draw:text-box>
            <text:p text:style-name="P20"><text:span text:style-name="T5">class Fraction {</text:span></text:p>
            <text:p text:style-name="P21"><text:span text:style-name="T5">...</text:span></text:p>
            <text:p text:style-name="P21"><text:span text:style-name="T31">// double --&gt; Fraction conversion</text:span></text:p>
            <text:p text:style-name="P21"><text:span text:style-name="T31">Fraction (const double&amp; d) {</text:span></text:p>
            <text:p text:style-name="P27"><text:span text:style-name="T31">...</text:span></text:p>
            <text:p text:style-name="P21"><text:span text:style-name="T31">}</text:span></text:p>
            <text:p text:style-name="P21"><text:span text:style-name="T5">...</text:span></text:p>
            <text:p text:style-name="P21"><text:span text:style-name="T30">// Fraction --&gt; double conversion</text:span></text:p>
            <text:p text:style-name="P21"><text:span text:style-name="T30">operator double() const {</text:span></text:p>
            <text:p text:style-name="P27"><text:span text:style-name="T30">...</text:span></text:p>
            <text:p text:style-name="P21"><text:span text:style-name="T30">}</text:span></text:p>
            <text:p text:style-name="P21"><text:span text:style-name="T5">...</text:span></text:p>
          </draw:text-box>
        </draw:fram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5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friend" draw:style-name="dp1" draw:master-page-name="Default" xml:id="id15" draw:id="id15">
        <office:forms form:automatic-focus="false" form:apply-design-mode="false"/>
        <draw:custom-shape draw:name="מציין מיקום של מספר שקופית 2" draw:style-name="gr8" draw:text-style-name="P2" draw:layer="layout" svg:width="1.203cm" svg:height="0.936cm" svg:x="24.196cm" svg:y="18.113cm">
          <text:p text:style-name="P22"><text:span text:style-name="T2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6" draw:text-style-name="P4" draw:layer="layout" svg:width="21.478cm" svg:height="3.181cm" svg:x="1.905cm" svg:y="6.348cm" presentation:class="title" presentation:user-transformed="true">
          <draw:text-box>
            <text:p text:style-name="P3"><text:span text:style-name="T4">friend</text:span></text:p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6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friend functions" draw:style-name="dp1" draw:master-page-name="Default" xml:id="id16" draw:id="id16">
        <office:forms form:automatic-focus="false" form:apply-design-mode="false"/>
        <draw:custom-shape draw:name="מציין מיקום של מספר שקופית 2" draw:style-name="gr8" draw:text-style-name="P2" draw:layer="layout" svg:width="1.203cm" svg:height="0.936cm" svg:x="24.196cm" svg:y="18.113cm">
          <text:p text:style-name="P22"><text:span text:style-name="T2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17" draw:text-style-name="P12" draw:layer="layout" svg:width="24.349cm" svg:height="13.426cm" svg:x="0.832cm" svg:y="3.184cm" presentation:class="outline" presentation:user-transformed="true">
          <draw:text-box>
            <text:p text:style-name="P28"><text:span text:style-name="T5"/></text:p>
            <text:p text:style-name="P28"><text:span text:style-name="T5">Friend function in a class:</text:span></text:p>
            <text:list text:style-name="L7">
              <text:list-item>
                <text:list>
                  <text:list-item>
                    <text:p text:style-name="P29"><text:span text:style-name="T5">Not a method of the class</text:span></text:p>
                  </text:list-item>
                  <text:list-item>
                    <text:p text:style-name="P29"><text:span text:style-name="T5">Have access to the class’s private and protected </text:span></text:p>
                  </text:list-item>
                </text:list>
              </text:list-item>
            </text:list>
            <text:p text:style-name="P30"><text:span text:style-name="T5">data members</text:span></text:p>
            <text:list text:continue-numbering="true" text:style-name="L7">
              <text:list-item>
                <text:list>
                  <text:list-item>
                    <text:p text:style-name="P29"><text:span text:style-name="T5">Defined inside the class scope</text:span></text:p>
                  </text:list-item>
                </text:list>
              </text:list-item>
            </text:list>
            <text:p text:style-name="P26"><text:span text:style-name="T5"/></text:p>
            <text:p text:style-name="P26"><text:span text:style-name="T5">Used properly does not break encapsulation</text:span></text:p>
            <text:p text:style-name="P31"><text:span text:style-name="T5"/></text:p>
            <text:p text:style-name="P31"><text:span text:style-name="T37"/></text:p>
          </draw:text-box>
        </draw:frame>
        <draw:frame draw:name="כותרת 2" presentation:style-name="pr18" draw:text-style-name="P4" draw:layer="layout" svg:width="24.842cm" svg:height="3.427cm" svg:x="0cm" svg:y="0.296cm" presentation:class="title" presentation:user-transformed="true">
          <draw:text-box>
            <text:p text:style-name="P3"><text:span text:style-name="T4">friend functions</text:span></text:p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7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friend functions example:&#10;Complex revisited" draw:style-name="dp1" draw:master-page-name="Default" xml:id="id17" draw:id="id17">
        <office:forms form:automatic-focus="false" form:apply-design-mode="false"/>
        <draw:custom-shape draw:name="מציין מיקום של מספר שקופית 2" draw:style-name="gr8" draw:text-style-name="P2" draw:layer="layout" svg:width="1.203cm" svg:height="0.936cm" svg:x="24.196cm" svg:y="18.113cm">
          <text:p text:style-name="P22"><text:span text:style-name="T2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9" draw:text-style-name="P4" draw:layer="layout" svg:width="16.108cm" svg:height="3.427cm" svg:x="1.499cm" svg:y="0.673cm" presentation:class="title" presentation:user-transformed="true">
          <draw:text-box>
            <text:p text:style-name="P8"><text:span text:style-name="T4">friend functions example:</text:span><text:span text:style-name="T4"><text:line-break/></text:span><text:span text:style-name="T4">Complex revisited</text:span></text:p>
          </draw:text-box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8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lide22" draw:style-name="dp1" draw:master-page-name="Default" xml:id="id18" draw:id="id18">
        <office:forms form:automatic-focus="false" form:apply-design-mode="false"/>
        <draw:custom-shape draw:name="מציין מיקום של מספר שקופית 2" draw:style-name="gr8" draw:text-style-name="P2" draw:layer="layout" svg:width="1.203cm" svg:height="0.936cm" svg:x="24.196cm" svg:y="18.113cm">
          <text:p text:style-name="P22"><text:span text:style-name="T2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20" draw:text-style-name="P12" draw:layer="layout" svg:width="22.505cm" svg:height="11.044cm" svg:x="0.899cm" svg:y="3.924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32"><text:span text:style-name="T5">A class can allow other classes to access its </text:span></text:p>
                  </text:list-item>
                </text:list>
              </text:list-item>
            </text:list>
            <text:p text:style-name="P33"><text:span text:style-name="T5">private data members</text:span></text:p>
            <text:list text:continue-numbering="true" text:style-name="L8">
              <text:list-item>
                <text:list>
                  <text:list-item>
                    <text:p text:style-name="P32"><text:span text:style-name="T38">QUESTION: Is the friendship link one-sided or two-sided? I.e:</text:span></text:p>
                    <text:list>
                      <text:list-item>
                        <text:p><text:span text:style-name="T38">Suppose class A is a friend of class B.</text:span></text:p>
                      </text:list-item>
                      <text:list-item>
                        <text:p><text:span text:style-name="T38">Does it mean that class B is a friend of A?</text:span></text:p>
                      </text:list-item>
                    </text:list>
                  </text:list-item>
                </text:list>
              </text:list-item>
            </text:list>
            <text:p text:style-name="P31"><text:span text:style-name="T39"/></text:p>
          </draw:text-box>
        </draw:frame>
        <draw:custom-shape draw:name="כותרת 2" draw:style-name="gr12" draw:text-style-name="P4" draw:layer="layout" svg:width="8.976cm" svg:height="1.772cm" svg:x="3.403cm" svg:y="1.123cm">
          <text:p text:style-name="P23"><text:span text:style-name="T4">friend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9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friend classes - example" draw:style-name="dp1" draw:master-page-name="Default" xml:id="id19" draw:id="id19">
        <office:forms form:automatic-focus="false" form:apply-design-mode="false"/>
        <draw:custom-shape draw:name="מציין מיקום של מספר שקופית 2" draw:style-name="gr8" draw:text-style-name="P2" draw:layer="layout" svg:width="1.203cm" svg:height="0.936cm" svg:x="24.196cm" svg:y="18.113cm">
          <text:p text:style-name="P22"><text:span text:style-name="T2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21" draw:text-style-name="P12" draw:layer="layout" svg:width="24.01cm" svg:height="15.703cm" svg:x="0.832cm" svg:y="3.184cm" presentation:class="outline" presentation:user-transformed="true">
          <draw:text-box>
            <text:p text:style-name="P34"><text:span text:style-name="T40"><text:s/></text:span><text:span text:style-name="T41">class IntTree {</text:span></text:p>
            <text:p text:style-name="P31"><text:span text:style-name="T41"><text:tab/></text:span><text:span text:style-name="T41">…</text:span></text:p>
            <text:p text:style-name="P31"><text:span text:style-name="T41"><text:tab/></text:span><text:span text:style-name="T42">friend</text:span><text:span text:style-name="T41"> class IntTreeIterator;</text:span></text:p>
            <text:p text:style-name="P20"><text:span text:style-name="T41">};</text:span></text:p>
            <text:p text:style-name="P31"><text:span text:style-name="T43"/></text:p>
            <text:p text:style-name="P31"><text:span text:style-name="T43"/></text:p>
            <text:p text:style-name="P20"><text:span text:style-name="T44">// TreeIterator can access Tree's data members</text:span></text:p>
            <text:p text:style-name="P20"><text:span text:style-name="T41">IntTreeIterator&amp; IntTreeIterator::operator++() </text:span><text:span text:style-name="T45">{</text:span></text:p>
            <text:p text:style-name="P31"><text:span text:style-name="T45"><text:s text:c="4"/></text:span><text:span text:style-name="T45">...</text:span></text:p>
            <text:p text:style-name="P31"><text:span text:style-name="T41"><text:tab/></text:span><text:span text:style-name="T41">return *this;</text:span></text:p>
            <text:p text:style-name="P20"><text:span text:style-name="T41">}</text:span></text:p>
          </draw:text-box>
        </draw:frame>
        <draw:frame draw:name="כותרת 2" presentation:style-name="pr19" draw:text-style-name="P4" draw:layer="layout" svg:width="15.325cm" svg:height="3.427cm" svg:x="3.364cm" svg:y="0.296cm" presentation:class="title" presentation:user-transformed="true">
          <draw:text-box>
            <text:p text:style-name="P8"><text:span text:style-name="T4">friend classes - example</text:span></text:p>
          </draw:text-box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0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Google test (not for your test)" draw:style-name="dp6" draw:master-page-name="Default" xml:id="id20" draw:id="id20">
        <office:forms form:automatic-focus="false" form:apply-design-mode="false"/>
        <draw:custom-shape draw:name="מציין מיקום של מספר שקופית 2" draw:style-name="gr8" draw:text-style-name="P2" draw:layer="layout" svg:width="1.203cm" svg:height="0.936cm" svg:x="24.196cm" svg:y="18.113cm">
          <text:p text:style-name="P22"><text:span text:style-name="T2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20" draw:text-style-name="P12" draw:layer="layout" svg:width="24.974cm" svg:height="11.044cm" svg:x="0.832cm" svg:y="3.184cm" presentation:class="outline" presentation:user-transformed="true">
          <draw:text-box>
            <text:p text:style-name="P34"><text:span text:style-name="T41">FRIEND_TEST(TestCaseName, TestName);</text:span></text:p>
            <text:p text:style-name="P34"><text:span text:style-name="T46"/></text:p>
            <text:p text:style-name="P34"><text:span text:style-name="T46">Declares that this test will be able to test</text:span></text:p>
            <text:p text:style-name="P34"><text:span text:style-name="T46">private methods of the class in which you write this</text:span></text:p>
          </draw:text-box>
        </draw:frame>
        <draw:frame draw:name="כותרת 2" presentation:style-name="pr19" draw:text-style-name="P4" draw:layer="layout" svg:width="18.602cm" svg:height="3.427cm" svg:x="3.364cm" svg:y="0.296cm" presentation:class="title" presentation:user-transformed="true">
          <draw:text-box>
            <text:p text:style-name="P8"><text:span text:style-name="T4">Google test (not for your test)</text:span></text:p>
          </draw:text-box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1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Tahoma3" svg:font-family="Tahoma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ריק-background" style:family="presentation">
      <style:graphic-properties draw:stroke="none" draw:fill="solid" draw:fill-color="#cec7df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3" style:family="presentation" style:parent-style-name="ריק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4" style:family="presentation" style:parent-style-name="ריק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solid" draw:fill-color="#cec7df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18.8cm" fo:min-width="24.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2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3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כותרת_20_ותוכן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11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12" style:family="presentation" style:parent-style-name="כותרת_20_ותוכן-backgroundobjects">
      <style:graphic-properties draw:stroke="none" draw:fill="none" draw:fill-color="#ffffff" draw:auto-grow-height="false" fo:min-height="1.27cm"/>
    </style:style>
    <style:style style:name="Mpr13" style:family="presentation" style:parent-style-name="כותרת_20_ותוכן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כותרת_20_ותוכן_5f_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5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6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ריק" style:page-layout-name="PM1" draw:style-name="Mdp1">
      <draw:frame draw:name="מציין מיקום של כותרת תחתונה 1" presentation:style-name="Mpr1" draw:text-style-name="MP6" draw:layer="backgroundobjects" svg:width="7.337cm" svg:height="1.27cm" svg:x="0cm" svg:y="17.78cm" presentation:class="footer" presentation:user-transformed="true">
        <draw:text-box>
          <text:p text:style-name="MP5"><text:span text:style-name="MT2">.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מציין מיקום של כותרת תחתונה 1" presentation:style-name="Mpr4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2" presentation:style-name="Mpr5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frame draw:name="כותרת 1" presentation:style-name="Mpr8" draw:text-style-name="MP10" draw:layer="backgroundobjects" svg:width="21.478cm" svg:height="3.175cm" svg:x="3.364cm" svg:y="0.422cm" presentation:class="title" presentation:user-transformed="true">
        <draw:text-box>
          <text:p text:style-name="MP9"><text:span text:style-name="MT4">לחץ כדי לערוך סגנון כותרת של תבנית </text:span><text:span text:style-name="MT4">בסיס</text:span></text:p>
        </draw:text-box>
      </draw:frame>
      <draw:frame draw:name="מציין מיקום תוכן 2" presentation:style-name="Mpr9" draw:text-style-name="MP1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text:span text:style-name="MT5">לחץ כדי לערוך </text:span><text:span text:style-name="MT5">סגנונות טקסט של תבנית בסיס</text:span></text:p>
                                      <text:list>
                                        <text:list-item>
                                          <text:p><text:span text:style-name="MT5">רמה שנייה</text:span></text:p>
                                          <text:list>
                                            <text:list-item>
                                              <text:p><text:span text:style-name="MT5">רמה שלישית</text:span></text:p>
                                              <text:list>
                                                <text:list-item>
                                                  <text:p text:style-name="MP12"><text:span text:style-name="MT5">רמה רביעית</text:span></text:p>
                                                </text:list-item>
                                                <text:list-item>
                                                  <text:p text:style-name="MP13"><text:span text:style-name="MT5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0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1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כותרת_20_ותוכן-title" draw:layer="backgroundobjects" svg:width="12.699cm" svg:height="9.524cm" svg:x="3.175cm" svg:y="1.93cm" presentation:class="page"/>
        <draw:frame presentation:style-name="כותרת_20_ותוכן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custom-shape draw:name="מלבן 8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4" draw:text-style-name="MP17" draw:layer="backgroundobjects" svg:width="23.706cm" svg:height="1.776cm" svg:x="0.847cm" svg:y="0.763cm" presentation:class="title" presentation:user-transformed="true">
        <draw:text-box>
          <text:p text:style-name="MP16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15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מציין מיקום תוכן 7" presentation:style-name="Mpr16" draw:text-style-name="MP22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1"><text:span text:style-name="MT8">Click to edit the outline text format</text:span></text:p>
              <text:list>
                <text:list-item>
                  <text:p text:style-name="MP11"><text:span text:style-name="MT8">Second Outline Level</text:span></text:p>
                  <text:list>
                    <text:list-item>
                      <text:p text:style-name="MP11"><text:span text:style-name="MT8">Third Outline Level</text:span></text:p>
                      <text:list>
                        <text:list-item>
                          <text:p text:style-name="MP11"><text:span text:style-name="MT8">Fourth Outline Level</text:span></text:p>
                          <text:list>
                            <text:list-item>
                              <text:p text:style-name="MP11"><text:span text:style-name="MT8">Fifth Outline Level</text:span></text:p>
                              <text:list>
                                <text:list-item>
                                  <text:p text:style-name="MP11"><text:span text:style-name="MT8">Sixth Outline Level</text:span></text:p>
                                  <text:list>
                                    <text:list-item>
                                      <text:p text:style-name="MP20"><text:span text:style-name="MT8">Seventh Outline Level</text:span><text:span text:style-name="MT8">לחץ כדי לערוך סגנונות </text:span><text:span text:style-name="MT8">טקסט של תבנית בסיס</text:span></text:p>
                                      <text:list>
                                        <text:list-item>
                                          <text:p text:style-name="MP20"><text:span text:style-name="MT9">רמה שנייה</text:span></text:p>
                                          <text:list>
                                            <text:list-item>
                                              <text:p text:style-name="MP20"><text:span text:style-name="MT10">רמה שלישית</text:span></text:p>
                                              <text:list>
                                                <text:list-item>
                                                  <text:p text:style-name="MP21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1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ir Friedman</meta:initial-creator>
    <meta:editing-cycles>695</meta:editing-cycles>
    <meta:print-date>2006-12-12T13:43:12</meta:print-date>
    <meta:creation-date>2002-10-18T11:19:22</meta:creation-date>
    <dc:date>2018-04-08T19:31:36.243879987</dc:date>
    <meta:editing-duration>P2DT22H29M33S</meta:editing-duration>
    <meta:generator>LibreOffice/5.1.6.2$Linux_X86_64 LibreOffice_project/10m0$Build-2</meta:generator>
    <meta:document-statistic meta:object-count="153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